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1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39.31mm"/>
    </style:style>
    <style:style style:name="P1" style:family="paragraph">
      <style:paragraph-properties fo:text-align="center" style:text-autospace="none"/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8000001907348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80000019073486pt" style:language-asian="none" style:country-asian="none" style:font-style-asian="normal" style:font-weight-asian="normal" style:font-family-complex="'DejaVu Sans'" style:font-pitch-complex="variable" style:font-size-complex="5.8000001907348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style:paragraph-properties style:text-autospace="none"/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8000001907348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80000019073486pt" style:language-asian="none" style:country-asian="none" style:font-style-asian="normal" style:font-weight-asian="normal" style:font-family-complex="'DejaVu Sans'" style:font-pitch-complex="variable" style:font-size-complex="5.8000001907348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text-align="center" style:text-autospace="none"/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80000019073486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80000019073486pt" style:language-asian="none" style:country-asian="none" style:font-style-asian="normal" style:font-weight-asian="normal" style:font-family-complex="'DejaVu Sans'" style:font-pitch-complex="variable" style:font-size-complex="5.80000019073486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3" svg:width="99.84mm" svg:height="49.33mm" svg:x="417.66mm" svg:y="9.3mm">
            <draw:text-box>
              <text:p text:style-name="P1"><text:span text:style-name="T1">Notes</text:span></text:p>
              <text:p text:style-name="P2"><text:span text:style-name="T1">1 – Kaon info is partly into first random bucket, to analyse need broader windows</text:span></text:p>
              <text:p text:style-name="P2"><text:span text:style-name="T1"/></text:p>
              <text:p text:style-name="P2"><text:span text:style-name="T1">2 – Double blob in HMS cal</text:span></text:p>
              <text:p text:style-name="P2"><text:span text:style-name="T1"/></text:p>
              <text:p text:style-name="P2"><text:span text:style-name="T1">3 – Very weird timing vs Beta plot for Kaons here</text:span></text:p>
              <text:p text:style-name="P2"><text:span text:style-name="T1"/></text:p>
              <text:p text:style-name="P2"><text:span text:style-name="T1">4 – Kaon/Proton timing plots odd, lots of mis-ID’d stuff, other cuts need tweaking</text:span></text:p>
              <text:p text:style-name="P2"><text:span text:style-name="T1"/></text:p>
              <text:p text:style-name="P2"><text:span text:style-name="T1"/></text:p>
            </draw:text-box>
          </draw:frame>
        </table:shapes>
        <table:table-column table:style-name="co1" table:default-cell-style-name="Default"/>
        <table:table-column table:style-name="co2" table:number-columns-repeated="15" table:default-cell-style-name="ce5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Pion</text:p>
          </table:table-cell>
          <table:covered-table-cell table:style-name="ce1"/>
          <table:covered-table-cell table:number-columns-repeated="3" table:style-name="Default"/>
          <table:table-cell table:style-name="ce1" office:value-type="string" calcext:value-type="string" table:number-columns-spanned="5" table:number-rows-spanned="1">
            <text:p>Kaon</text:p>
          </table:table-cell>
          <table:covered-table-cell table:style-name="ce1"/>
          <table:covered-table-cell table:number-columns-repeated="3" table:style-name="Default"/>
          <table:table-cell table:style-name="ce1" office:value-type="string" calcext:value-type="string" table:number-columns-spanned="5" table:number-rows-spanned="1">
            <text:p>Proton</text:p>
          </table:table-cell>
          <table:covered-table-cell table:style-name="ce1"/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>
            <text:p>Setting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Q05W2p40lef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Q05W2p40center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righ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left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5W2p40center_low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2p115W2p95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5" calcext:value-type="float">
            <text:p>44.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5.15" calcext:value-type="float">
            <text:p>45.15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2p115W2p95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65" calcext:value-type="float">
            <text:p>4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p115W2p95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65" calcext:value-type="float">
            <text:p>4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2p32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1" calcext:value-type="float">
            <text:p>44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85" calcext:value-type="float">
            <text:p>44.85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3W2p32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1" calcext:value-type="float">
            <text:p>44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85" calcext:value-type="float">
            <text:p>44.85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3W2p32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25" calcext:value-type="float">
            <text:p>47.2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1" calcext:value-type="float">
            <text:p>47.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7.8" calcext:value-type="float">
            <text:p>4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2p32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3" calcext:value-type="float">
            <text:p>43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3W2p32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3" calcext:value-type="float">
            <text:p>43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7" calcext:value-type="float">
            <text:p>43.7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3W3p14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45" calcext:value-type="float">
            <text:p>44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55" calcext:value-type="float">
            <text:p>44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4.6" calcext:value-type="float">
            <text:p>44.6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3W3p14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5" calcext:value-type="float">
            <text:p>43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W3p14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55" calcext:value-type="float">
            <text:p>43.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6" calcext:value-type="float">
            <text:p>44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p4W2p74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lef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center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right_high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2" calcext:value-type="float">
            <text:p>44.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3" calcext:value-type="float">
            <text:p>44.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left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6" calcext:value-type="float">
            <text:p>43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p5W3p02center_lowe.C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6" calcext:value-type="float">
            <text:p>43.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18.5" calcext:value-type="float">
            <text:p>18.5</text:p>
          </table:table-cell>
          <table:table-cell table:style-name="Default" office:value-type="float" office:value="43.4" calcext:value-type="float">
            <text:p>43.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5:38:21.017841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43:05.002351034</meta:creation-date>
    <dc:date>2019-08-07T14:05:42.573291079</dc:date>
    <meta:editing-duration>P1DT32M50S</meta:editing-duration>
    <meta:editing-cycles>44</meta:editing-cycles>
    <meta:generator>LibreOffice/5.3.6.1$Linux_X86_64 LibreOffice_project/30$Build-1</meta:generator>
    <meta:document-statistic meta:table-count="1" meta:cell-count="511" meta:object-count="1"/>
  </office:meta>
</office:document-meta>
</file>